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2acd" officeooo:paragraph-rsid="001f2acd"/>
    </style:style>
    <style:style style:name="P2" style:family="paragraph" style:parent-style-name="Standard">
      <style:text-properties officeooo:rsid="0022f4b1" officeooo:paragraph-rsid="0022f4b1"/>
    </style:style>
    <style:style style:name="P3" style:family="paragraph" style:parent-style-name="Standard" style:list-style-name="L1">
      <style:text-properties officeooo:rsid="0022f4b1" officeooo:paragraph-rsid="00a20bc3"/>
    </style:style>
    <style:style style:name="P4" style:family="paragraph" style:parent-style-name="Standard">
      <style:text-properties officeooo:rsid="0022f4b1" officeooo:paragraph-rsid="00a20bc3"/>
    </style:style>
    <style:style style:name="P5" style:family="paragraph" style:parent-style-name="Standard" style:list-style-name="L1">
      <style:text-properties officeooo:rsid="002bfdb9" officeooo:paragraph-rsid="002bfdb9"/>
    </style:style>
    <style:style style:name="P6" style:family="paragraph" style:parent-style-name="Standard">
      <style:text-properties officeooo:rsid="00319b86" officeooo:paragraph-rsid="00319b86"/>
    </style:style>
    <style:style style:name="P7" style:family="paragraph" style:parent-style-name="Standard" style:list-style-name="L1">
      <style:text-properties officeooo:rsid="00319b86" officeooo:paragraph-rsid="00319b86"/>
    </style:style>
    <style:style style:name="P8" style:family="paragraph" style:parent-style-name="Standard" style:list-style-name="L1">
      <style:text-properties officeooo:rsid="0035adad" officeooo:paragraph-rsid="0035adad"/>
    </style:style>
    <style:style style:name="P9" style:family="paragraph" style:parent-style-name="Standard">
      <style:text-properties officeooo:rsid="0037ed23" officeooo:paragraph-rsid="0037ed23"/>
    </style:style>
    <style:style style:name="P10" style:family="paragraph" style:parent-style-name="Standard" style:list-style-name="L1">
      <style:text-properties officeooo:rsid="0037ed23" officeooo:paragraph-rsid="0037ed23"/>
    </style:style>
    <style:style style:name="P11" style:family="paragraph" style:parent-style-name="Standard" style:list-style-name="L1">
      <style:text-properties officeooo:rsid="0048febd" officeooo:paragraph-rsid="004b589a"/>
    </style:style>
    <style:style style:name="P12" style:family="paragraph" style:parent-style-name="Standard" style:list-style-name="L1">
      <style:text-properties officeooo:rsid="004d0c6a" officeooo:paragraph-rsid="004d0c6a"/>
    </style:style>
    <style:style style:name="P13" style:family="paragraph" style:parent-style-name="Standard" style:list-style-name="L1">
      <style:text-properties officeooo:rsid="0050ecf2" officeooo:paragraph-rsid="0050ecf2"/>
    </style:style>
    <style:style style:name="P14" style:family="paragraph" style:parent-style-name="Standard" style:list-style-name="L1">
      <style:text-properties officeooo:rsid="0052295e" officeooo:paragraph-rsid="006e7f19"/>
    </style:style>
    <style:style style:name="P15" style:family="paragraph" style:parent-style-name="Standard">
      <style:text-properties officeooo:rsid="0052295e" officeooo:paragraph-rsid="006e7f19"/>
    </style:style>
    <style:style style:name="P16" style:family="paragraph" style:parent-style-name="Standard" style:list-style-name="L1">
      <style:text-properties officeooo:rsid="005f9e27" officeooo:paragraph-rsid="005f9e27"/>
    </style:style>
    <style:style style:name="P17" style:family="paragraph" style:parent-style-name="Standard" style:list-style-name="L1">
      <style:text-properties officeooo:rsid="0064a9e6" officeooo:paragraph-rsid="0064a9e6"/>
    </style:style>
    <style:style style:name="P18" style:family="paragraph" style:parent-style-name="Standard" style:list-style-name="L1">
      <style:text-properties officeooo:rsid="006f4a5a" officeooo:paragraph-rsid="006f4a5a"/>
    </style:style>
    <style:style style:name="P19" style:family="paragraph" style:parent-style-name="Standard" style:list-style-name="L1">
      <style:text-properties officeooo:rsid="009ecb71" officeooo:paragraph-rsid="009ecb71"/>
    </style:style>
    <style:style style:name="P20" style:family="paragraph" style:parent-style-name="Standard" style:list-style-name="L1">
      <style:text-properties officeooo:rsid="009f0992" officeooo:paragraph-rsid="009f0992"/>
    </style:style>
    <style:style style:name="P21" style:family="paragraph" style:parent-style-name="Standard" style:list-style-name="L1">
      <style:text-properties officeooo:rsid="00b7f178" officeooo:paragraph-rsid="00b7f178"/>
    </style:style>
    <style:style style:name="P22" style:family="paragraph" style:parent-style-name="Standard" style:list-style-name="L1">
      <style:text-properties officeooo:rsid="00b988a3" officeooo:paragraph-rsid="00b988a3"/>
    </style:style>
    <style:style style:name="P23" style:family="paragraph" style:parent-style-name="Standard" style:list-style-name="L1">
      <style:text-properties officeooo:rsid="00bc39dc" officeooo:paragraph-rsid="00bc39dc"/>
    </style:style>
    <style:style style:name="P24" style:family="paragraph" style:parent-style-name="Standard" style:list-style-name="L1">
      <style:text-properties officeooo:rsid="00c08284" officeooo:paragraph-rsid="00c08284"/>
    </style:style>
    <style:style style:name="P25" style:family="paragraph" style:parent-style-name="Standard" style:list-style-name="L1">
      <style:text-properties officeooo:rsid="00c1993e" officeooo:paragraph-rsid="00c1993e"/>
    </style:style>
    <style:style style:name="P26" style:family="paragraph" style:parent-style-name="Standard" style:list-style-name="L1">
      <style:text-properties officeooo:rsid="00c3a88a" officeooo:paragraph-rsid="00c3a88a"/>
    </style:style>
    <style:style style:name="P27" style:family="paragraph" style:parent-style-name="Standard" style:list-style-name="L1">
      <style:text-properties officeooo:rsid="00c3a88a" officeooo:paragraph-rsid="00e69f2c"/>
    </style:style>
    <style:style style:name="P28" style:family="paragraph" style:parent-style-name="Standard" style:list-style-name="L1">
      <style:text-properties officeooo:rsid="00c613d3" officeooo:paragraph-rsid="00c613d3"/>
    </style:style>
    <style:style style:name="P29" style:family="paragraph" style:parent-style-name="Standard" style:list-style-name="L1">
      <style:text-properties officeooo:rsid="00c65307" officeooo:paragraph-rsid="00c65307"/>
    </style:style>
    <style:style style:name="P30" style:family="paragraph" style:parent-style-name="Standard" style:list-style-name="L1">
      <style:text-properties officeooo:rsid="00c65307" officeooo:paragraph-rsid="00df84d9"/>
    </style:style>
    <style:style style:name="P31" style:family="paragraph" style:parent-style-name="Standard" style:list-style-name="L1">
      <style:text-properties officeooo:rsid="00c9cedf" officeooo:paragraph-rsid="00c9cedf"/>
    </style:style>
    <style:style style:name="P32" style:family="paragraph" style:parent-style-name="Standard" style:list-style-name="L1">
      <style:text-properties officeooo:rsid="00cf49f8" officeooo:paragraph-rsid="00cf49f8"/>
    </style:style>
    <style:style style:name="P33" style:family="paragraph" style:parent-style-name="Standard" style:list-style-name="L1">
      <style:text-properties officeooo:rsid="00d6413b" officeooo:paragraph-rsid="00d6413b"/>
    </style:style>
    <style:style style:name="P34" style:family="paragraph" style:parent-style-name="Standard" style:list-style-name="L1">
      <style:text-properties officeooo:rsid="00d6bf79" officeooo:paragraph-rsid="00d6bf79"/>
    </style:style>
    <style:style style:name="P35" style:family="paragraph" style:parent-style-name="Standard" style:list-style-name="L1">
      <style:text-properties officeooo:rsid="00d73fd9" officeooo:paragraph-rsid="00d73fd9"/>
    </style:style>
    <style:style style:name="P36" style:family="paragraph" style:parent-style-name="Standard" style:list-style-name="L1">
      <style:text-properties officeooo:rsid="00ec8587" officeooo:paragraph-rsid="00ec8587"/>
    </style:style>
    <style:style style:name="P37" style:family="paragraph" style:parent-style-name="Standard" style:list-style-name="L1">
      <style:text-properties officeooo:rsid="00ee4f18" officeooo:paragraph-rsid="00ee4f18"/>
    </style:style>
    <style:style style:name="T1" style:family="text">
      <style:text-properties officeooo:rsid="0022f4b1"/>
    </style:style>
    <style:style style:name="T2" style:family="text">
      <style:text-properties officeooo:rsid="0024f636"/>
    </style:style>
    <style:style style:name="T3" style:family="text">
      <style:text-properties officeooo:rsid="003611bd"/>
    </style:style>
    <style:style style:name="T4" style:family="text">
      <style:text-properties officeooo:rsid="00387714"/>
    </style:style>
    <style:style style:name="T5" style:family="text">
      <style:text-properties officeooo:rsid="00433caf"/>
    </style:style>
    <style:style style:name="T6" style:family="text">
      <style:text-properties officeooo:rsid="004e5d5c"/>
    </style:style>
    <style:style style:name="T7" style:family="text">
      <style:text-properties officeooo:rsid="0053559d"/>
    </style:style>
    <style:style style:name="T8" style:family="text">
      <style:text-properties officeooo:rsid="00548a31"/>
    </style:style>
    <style:style style:name="T9" style:family="text">
      <style:text-properties officeooo:rsid="005de2d7"/>
    </style:style>
    <style:style style:name="T10" style:family="text">
      <style:text-properties officeooo:rsid="00610528"/>
    </style:style>
    <style:style style:name="T11" style:family="text">
      <style:text-properties officeooo:rsid="0067fe29"/>
    </style:style>
    <style:style style:name="T12" style:family="text">
      <style:text-properties officeooo:rsid="0083dced"/>
    </style:style>
    <style:style style:name="T13" style:family="text">
      <style:text-properties officeooo:rsid="00863f21"/>
    </style:style>
    <style:style style:name="T14" style:family="text">
      <style:text-properties officeooo:rsid="0097931b"/>
    </style:style>
    <style:style style:name="T15" style:family="text">
      <style:text-properties officeooo:rsid="009f0496"/>
    </style:style>
    <style:style style:name="T16" style:family="text">
      <style:text-properties officeooo:rsid="00b988a3"/>
    </style:style>
    <style:style style:name="T17" style:family="text">
      <style:text-properties officeooo:rsid="00c9f2da"/>
    </style:style>
    <style:style style:name="T18" style:family="text">
      <style:text-properties officeooo:rsid="00ccc9d3"/>
    </style:style>
    <style:style style:name="T19" style:family="text">
      <style:text-properties officeooo:rsid="00d47c39"/>
    </style:style>
    <style:style style:name="T20" style:family="text">
      <style:text-properties officeooo:rsid="00dc87f2"/>
    </style:style>
    <style:style style:name="T21" style:family="text">
      <style:text-properties officeooo:rsid="00de9c7c"/>
    </style:style>
    <style:style style:name="T22" style:family="text">
      <style:text-properties officeooo:rsid="00ec85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game consists of various <text:span text:style-name="T1">entities:</text:span></text:p>
      <text:p text:style-name="P1"/>
      <text:p text:style-name="P1"/>
      <text:list xml:id="list3625112892546868363" text:style-name="L1">
        <text:list-item>
          <text:p text:style-name="P21">Room</text:p>
          <text:list>
            <text:list-item>
              <text:p text:style-name="P21">has <text:span text:style-name="T16">I</text:span>tems</text:p>
            </text:list-item>
            <text:list-item>
              <text:p text:style-name="P26">has connecting rooms via direction</text:p>
            </text:list-item>
            <text:list-item>
              <text:p text:style-name="P26">is <text:span text:style-name="T21">Noun</text:span></text:p>
            </text:list-item>
          </text:list>
        </text:list-item>
        <text:list-item>
          <text:p text:style-name="P22">Item</text:p>
          <text:list>
            <text:list-item>
              <text:p text:style-name="P23">has Items</text:p>
            </text:list-item>
            <text:list-item>
              <text:p text:style-name="P28">can be spawned</text:p>
            </text:list-item>
            <text:list-item>
              <text:p text:style-name="P29">can be killed</text:p>
            </text:list-item>
            <text:list-item>
              <text:p text:style-name="P30">is <text:span text:style-name="T21">Noun</text:span></text:p>
            </text:list-item>
          </text:list>
        </text:list-item>
        <text:list-item>
          <text:p text:style-name="P24">Actor</text:p>
          <text:list>
            <text:list-item>
              <text:p text:style-name="P24">is an Item</text:p>
            </text:list-item>
            <text:list-item>
              <text:p text:style-name="P31">has <text:span text:style-name="T18">Status</text:span></text:p>
            </text:list-item>
            <text:list-item>
              <text:p text:style-name="P31">can do <text:span text:style-name="T17">A</text:span>ctions</text:p>
            </text:list-item>
          </text:list>
        </text:list-item>
        <text:list-item>
          <text:p text:style-name="P25">Player</text:p>
          <text:list>
            <text:list-item>
              <text:p text:style-name="P25">is an Actor</text:p>
            </text:list-item>
          </text:list>
        </text:list-item>
        <text:list-item>
          <text:p text:style-name="P25">Enemy</text:p>
          <text:list>
            <text:list-item>
              <text:p text:style-name="P25">is an Actor</text:p>
            </text:list-item>
          </text:list>
        </text:list-item>
        <text:list-item>
          <text:p text:style-name="P32">Direction</text:p>
          <text:list>
            <text:list-item>
              <text:p text:style-name="P27"><text:span text:style-name="T21">Noun</text:span></text:p>
            </text:list-item>
          </text:list>
        </text:list-item>
        <text:list-item>
          <text:p text:style-name="P32">Dictionary</text:p>
        </text:list-item>
        <text:list-item>
          <text:p text:style-name="P32">Action</text:p>
          <text:list>
            <text:list-item>
              <text:p text:style-name="P32">has an object <text:span text:style-name="T19">(item)</text:span></text:p>
            </text:list-item>
            <text:list-item>
              <text:p text:style-name="P32">has indirect objects <text:span text:style-name="T19">(item) </text:span>(maybe with preposit<text:span text:style-name="T20">i</text:span>ons)</text:p>
            </text:list-item>
            <text:list-item>
              <text:p text:style-name="P32">is GameObject</text:p>
            </text:list-item>
          </text:list>
        </text:list-item>
        <text:list-item>
          <text:p text:style-name="P36">Noun</text:p>
          <text:list>
            <text:list-item>
              <text:p text:style-name="P36">is GameObject</text:p>
            </text:list-item>
          </text:list>
        </text:list-item>
        <text:list-item>
          <text:p text:style-name="P37">Preposition</text:p>
          <text:list>
            <text:list-item>
              <text:p text:style-name="P37">is GameObject</text:p>
            </text:list-item>
          </text:list>
        </text:list-item>
        <text:list-item>
          <text:p text:style-name="P37">GameObject</text:p>
        </text:list-item>
        <text:list-item>
          <text:p text:style-name="P33">Game</text:p>
          <text:list>
            <text:list-item>
              <text:p text:style-name="P34">has Player</text:p>
            </text:list-item>
            <text:list-item>
              <text:p text:style-name="P34">has Items</text:p>
            </text:list-item>
            <text:list-item>
              <text:p text:style-name="P35">has Dictionary</text:p>
            </text:list-item>
            <text:list-item>
              <text:p text:style-name="P35">has Rooms</text:p>
              <text:p text:style-name="P35"/>
            </text:list-item>
          </text:list>
        </text:list-item>
      </text:list>
      <text:p text:style-name="P4"/>
      <text:list xml:id="list222352399825617" text:continue-numbering="true" text:style-name="L1">
        <text:list-item>
          <text:p text:style-name="P3"><text:span text:style-name="T5">A</text:span> Game <text:span text:style-name="T2">class manages the game, including input and output to a console, restarting, initializing, quitting, etc.</text:span></text:p>
          <text:list>
            <text:list-item>
              <text:p text:style-name="P3"><text:span text:style-name="T2">A game contains a player, a dictionary, many items, many rooms, many enemies, many actions, many directions</text:span></text:p>
            </text:list-item>
          </text:list>
        </text:list-item>
      </text:list>
      <text:p text:style-name="P2"/>
      <text:list xml:id="list222352554115651" text:continue-numbering="true" text:style-name="L1">
        <text:list-item>
          <text:p text:style-name="P5">A Player class manages the player—there is only one in a game.</text:p>
          <text:list>
            <text:list-item>
              <text:p text:style-name="P11">A player is in one room at any given time, or possibly dead</text:p>
            </text:list-item>
            <text:list-item>
              <text:p text:style-name="P12"><text:soft-page-break/>A player can <text:span text:style-name="T6">have many items</text:span></text:p>
            </text:list-item>
            <text:list-item>
              <text:p text:style-name="P12">A player has health, initially 1.0. <text:s/>When health reaches 0.0, the player dies.</text:p>
            </text:list-item>
            <text:list-item>
              <text:p text:style-name="P20">A player performs actions specified by input.</text:p>
              <text:p text:style-name="P12"/>
            </text:list-item>
          </text:list>
        </text:list-item>
        <text:list-item>
          <text:p text:style-name="P12">An Enemy class is similar to both a player and an item, but is controlled by the game, not the user. <text:s/></text:p>
          <text:list>
            <text:list-item>
              <text:p text:style-name="P12">An enemy can be in one room at any given time, possibly dead in the room</text:p>
            </text:list-item>
            <text:list-item>
              <text:p text:style-name="P12">An enemy can have many items—they may be destroyed on death or automatically dropped into the room upon death.</text:p>
            </text:list-item>
            <text:list-item>
              <text:p text:style-name="P12">An enemy has health, initially positive (&gt;1.<text:span text:style-name="T14">0 </text:span>means stronger than player, &lt;1.<text:span text:style-name="T14">0</text:span> weaker than player), and dies when health reaches 0.0</text:p>
            </text:list-item>
            <text:list-item>
              <text:p text:style-name="P19">Enemies can perform actions too, but <text:span text:style-name="T15">not from text input.</text:span></text:p>
            </text:list-item>
          </text:list>
          <text:p text:style-name="P5"/>
        </text:list-item>
        <text:list-item>
          <text:p text:style-name="P7">A Dictionary class manages text things<text:span text:style-name="T13">—</text:span>names for things, synonyms, p<text:span text:style-name="T12">arts of speech, a</text:span>nd so on.</text:p>
          <text:p text:style-name="P7"/>
        </text:list-item>
        <text:list-item>
          <text:p text:style-name="P17">A Direction class <text:span text:style-name="T11">represents directions the player can go to change rooms.</text:span></text:p>
        </text:list-item>
      </text:list>
      <text:p text:style-name="P6"><text:tab/></text:p>
      <text:list xml:id="list222352635345964" text:continue-numbering="true" text:style-name="L1">
        <text:list-item>
          <text:p text:style-name="P8">A Room class manages <text:span text:style-name="T3">rooms in the game.</text:span></text:p>
          <text:list>
            <text:list-item>
              <text:p text:style-name="P13">Rooms can contain many item<text:span text:style-name="T9">s</text:span></text:p>
            </text:list-item>
            <text:list-item>
              <text:p text:style-name="P16">Rooms connect to other rooms via directions, <text:span text:style-name="T10">some two-way, some one-way</text:span></text:p>
            </text:list-item>
          </text:list>
          <text:p text:style-name="P8"/>
        </text:list-item>
        <text:list-item>
          <text:p text:style-name="P10">A<text:span text:style-name="T4">n Item class manages items that can be picked up, dropped, moved, changed by a player’s action, and so on.</text:span></text:p>
          <text:list>
            <text:list-item>
              <text:p text:style-name="P14">An item can be in <text:span text:style-name="T8">at most one</text:span> room <text:span text:style-name="T7">or</text:span> in the player’s inventory, <text:span text:style-name="T8">but not both. <text:s/></text:span></text:p>
            </text:list-item>
            <text:list-item>
              <text:p text:style-name="P14"><text:span text:style-name="T8">An item can be “killed” or spawned.</text:span></text:p>
              <text:p text:style-name="P14"/>
            </text:list-item>
          </text:list>
        </text:list-item>
        <text:list-item>
          <text:p text:style-name="P18">An Action class represents something the player can do. <text:s/>It is typically a command to be typed, such as “go”</text:p>
          <text:list>
            <text:list-item>
              <text:p text:style-name="P18">An intransitive action needs no object</text:p>
            </text:list-item>
            <text:list-item>
              <text:p text:style-name="P18">A transitive action has an object</text:p>
            </text:list-item>
            <text:list-item>
              <text:p text:style-name="P18">An action might or might not accept indirect objects, including prepositional phrases</text:p>
              <text:p text:style-name="P18"/>
            </text:list-item>
          </text:list>
        </text:list-item>
      </text:list>
      <text:p text:style-name="P15"/>
      <text:list xml:id="list222353252274638" text:continue-numbering="true" text:style-name="L1">
        <text:list-header>
          <text:p text:style-name="P10"/>
          <text:p text:style-name="P10"/>
        </text:list-header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20:48:18.040000000</meta:creation-date>
    <meta:generator>LibreOffice/5.1.4.2$Windows_x86 LibreOffice_project/f99d75f39f1c57ebdd7ffc5f42867c12031db97a</meta:generator>
    <dc:date>2016-07-28T22:03:13.767000000</dc:date>
    <meta:editing-duration>PT1H14M3S</meta:editing-duration>
    <meta:editing-cycles>113</meta:editing-cycles>
    <meta:document-statistic meta:table-count="0" meta:image-count="0" meta:object-count="0" meta:page-count="2" meta:paragraph-count="69" meta:word-count="458" meta:character-count="2247" meta:non-whitespace-character-count="1911"/>
  </office:meta>
</office:document-meta>
</file>